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4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uin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52518" calcext:value-type="float">
            <text:p>1252518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702" calcext:value-type="float">
            <text:p>1281702</text:p>
          </table:table-cell>
          <table:table-cell table:style-name="ce9" office:value-type="date" office:date-value="2018-06-15" calcext:value-type="date">
            <text:p>06-15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13" office:value-type="float" office:value="2204.74" calcext:value-type="float">
            <text:p>2204,7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467" calcext:value-type="float">
            <text:p>1282467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CENTRE D'EVALUATION POUR ALCOOLIQUES ET TOXICOMANES</text:p>
          </table:table-cell>
          <table:table-cell table:style-name="ce10"/>
          <table:table-cell table:style-name="ce13" office:value-type="float" office:value="4063.02" calcext:value-type="float">
            <text:p>4063,02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525" calcext:value-type="float">
            <text:p>1250525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CENTRE PATRONAL DE SANTE ET SECURITE DU TRAVAIL DU QUEBEC</text:p>
          </table:table-cell>
          <table:table-cell table:style-name="ce10"/>
          <table:table-cell table:style-name="ce13" office:value-type="float" office:value="230.97" calcext:value-type="float">
            <text:p>230,9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543" calcext:value-type="float">
            <text:p>1250543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EDUMICRO INC.</text:p>
          </table:table-cell>
          <table:table-cell table:style-name="ce10"/>
          <table:table-cell table:style-name="ce13" office:value-type="float" office:value="755.91" calcext:value-type="float">
            <text:p>755,91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80525" calcext:value-type="float">
            <text:p>1280525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0"/>
          <table:table-cell table:style-name="ce13" office:value-type="float" office:value="224.54" calcext:value-type="float">
            <text:p>224,54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33" calcext:value-type="float">
            <text:p>1280533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242.07" calcext:value-type="float">
            <text:p>242,07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272" calcext:value-type="float">
            <text:p>1280272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ADDISON ELECTRONIQUE MONTREAL</text:p>
          </table:table-cell>
          <table:table-cell table:style-name="ce10"/>
          <table:table-cell table:style-name="ce13" office:value-type="float" office:value="178.31" calcext:value-type="float">
            <text:p>178,31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39" calcext:value-type="float">
            <text:p>1280639</text:p>
          </table:table-cell>
          <table:table-cell table:style-name="ce9" office:value-type="date" office:date-value="2018-06-28" calcext:value-type="date">
            <text:p>06-28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13" office:value-type="float" office:value="315" calcext:value-type="float">
            <text:p>315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Default"/>
          <table:table-cell table:style-name="ce13" office:value-type="float" office:value="750" calcext:value-type="float">
            <text:p>750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04" calcext:value-type="float">
            <text:p>1280604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CLEMENT HYDRAULITECH INC.</text:p>
          </table:table-cell>
          <table:table-cell table:style-name="Default"/>
          <table:table-cell table:style-name="ce13" office:value-type="float" office:value="602.15" calcext:value-type="float">
            <text:p>602,15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586" calcext:value-type="float">
            <text:p>1283586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COMPUGEN INC.</text:p>
          </table:table-cell>
          <table:table-cell table:style-name="Default"/>
          <table:table-cell table:style-name="ce13" office:value-type="float" office:value="28.84" calcext:value-type="float">
            <text:p>28,84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148" calcext:value-type="float">
            <text:p>1278148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C.P.U. DESIGN INC.</text:p>
          </table:table-cell>
          <table:table-cell table:style-name="Default"/>
          <table:table-cell table:style-name="ce13" office:value-type="float" office:value="1950.6" calcext:value-type="float">
            <text:p>1950,6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13" calcext:value-type="float">
            <text:p>1278613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DILMONT INC.</text:p>
          </table:table-cell>
          <table:table-cell table:style-name="Default"/>
          <table:table-cell table:style-name="ce13" office:value-type="float" office:value="1186.35" calcext:value-type="float">
            <text:p>1186,35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44" calcext:value-type="float">
            <text:p>1278644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Default"/>
          <table:table-cell table:style-name="ce13" office:value-type="float" office:value="296.08" calcext:value-type="float">
            <text:p>296,08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8905" calcext:value-type="float">
            <text:p>1258905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ETL ELECTRONIQUE LTEE</text:p>
          </table:table-cell>
          <table:table-cell table:style-name="ce10"/>
          <table:table-cell table:style-name="ce13" office:value-type="float" office:value="157.48" calcext:value-type="float">
            <text:p>157,48</text:p>
          </table:table-cell>
          <table:table-cell table:style-name="ce3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1" calcext:value-type="date">
            <text:p>06-11-18</text:p>
          </table:table-cell>
          <table:table-cell table:style-name="ce3"/>
          <table:table-cell table:style-name="ce10"/>
          <table:table-cell table:style-name="ce13" office:value-type="float" office:value="157.48" calcext:value-type="float">
            <text:p>157,48</text:p>
          </table:table-cell>
          <table:table-cell table:style-name="ce3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91" calcext:value-type="float">
            <text:p>1278591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GIVESCO INC.</text:p>
          </table:table-cell>
          <table:table-cell table:style-name="ce10"/>
          <table:table-cell table:style-name="ce13" office:value-type="float" office:value="196.64" calcext:value-type="float">
            <text:p>196,64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1067.83" calcext:value-type="float">
            <text:p>1067,83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15" calcext:value-type="float">
            <text:p>1278615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HERCULES SLR INC.</text:p>
          </table:table-cell>
          <table:table-cell/>
          <table:table-cell table:style-name="ce13" office:value-type="float" office:value="300.9" calcext:value-type="float">
            <text:p>300,90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03" calcext:value-type="float">
            <text:p>1278603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HILTI CANADA LTEE</text:p>
          </table:table-cell>
          <table:table-cell/>
          <table:table-cell table:style-name="ce13" office:value-type="float" office:value="227.82" calcext:value-type="float">
            <text:p>227,82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571" calcext:value-type="float">
            <text:p>1282571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LABRADOR SOURCE</text:p>
          </table:table-cell>
          <table:table-cell table:style-name="ce5" office:value-type="float" office:value="1263989" calcext:value-type="float">
            <text:p>1263989</text:p>
          </table:table-cell>
          <table:table-cell table:style-name="ce13" office:value-type="float" office:value="3665.32" calcext:value-type="float">
            <text:p>3665,32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832" calcext:value-type="float">
            <text:p>1280832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LAFARGE CANADA INC</text:p>
          </table:table-cell>
          <table:table-cell/>
          <table:table-cell table:style-name="ce13" office:value-type="float" office:value="3149.62" calcext:value-type="float">
            <text:p>3149,62</text:p>
          </table:table-cell>
          <table:table-cell table:style-name="ce3" office:value-type="string" calcext:value-type="string">
            <text:p>Bloc de béton, pavé, pierre et b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327" calcext:value-type="float">
            <text:p>1280327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10"/>
          <table:table-cell table:style-name="ce13" office:value-type="float" office:value="67.54" calcext:value-type="float">
            <text:p>67,5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1" calcext:value-type="date">
            <text:p>06-11-18</text:p>
          </table:table-cell>
          <table:table-cell table:style-name="ce3"/>
          <table:table-cell/>
          <table:table-cell table:style-name="ce13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22" calcext:value-type="float">
            <text:p>1278622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640.12" calcext:value-type="float">
            <text:p>640,12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12" calcext:value-type="float">
            <text:p>1280412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446.2" calcext:value-type="float">
            <text:p>446,20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175" calcext:value-type="float">
            <text:p>1282175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01.59" calcext:value-type="float">
            <text:p>101,5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2.11" calcext:value-type="float">
            <text:p>22,1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501" calcext:value-type="float">
            <text:p>1282501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SECURMAX</text:p>
          </table:table-cell>
          <table:table-cell table:style-name="ce10"/>
          <table:table-cell table:style-name="ce13" office:value-type="float" office:value="31.5" calcext:value-type="float">
            <text:p>31,5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0" calcext:value-type="date">
            <text:p>06-20-18</text:p>
          </table:table-cell>
          <table:table-cell table:style-name="ce3"/>
          <table:table-cell table:style-name="ce10"/>
          <table:table-cell table:style-name="ce13" office:value-type="float" office:value="881.89" calcext:value-type="float">
            <text:p>881,89</text:p>
          </table:table-cell>
          <table:table-cell table:style-name="ce3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52" calcext:value-type="float">
            <text:p>1278652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ERRURIER LACROIX LTEE</text:p>
          </table:table-cell>
          <table:table-cell table:style-name="ce10"/>
          <table:table-cell table:style-name="ce13" office:value-type="float" office:value="62.99" calcext:value-type="float">
            <text:p>62,99</text:p>
          </table:table-cell>
          <table:table-cell table:style-name="ce3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95" calcext:value-type="float">
            <text:p>1278595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TENAQUIP LIMITED</text:p>
          </table:table-cell>
          <table:table-cell table:style-name="ce10"/>
          <table:table-cell table:style-name="ce13" office:value-type="float" office:value="89.13" calcext:value-type="float">
            <text:p>89,13</text:p>
          </table:table-cell>
          <table:table-cell table:style-name="ce3" office:value-type="string" calcext:value-type="string">
            <text:p>Véhicule lourd, machinerie lourde et camion avec équipement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53" calcext:value-type="float">
            <text:p>1278653</text:p>
          </table:table-cell>
          <table:table-cell table:style-name="ce9" office:value-type="date" office:date-value="2018-06-07" calcext:value-type="date">
            <text:p>06-07-18</text:p>
          </table:table-cell>
          <table:table-cell table:style-name="ce3" office:value-type="string" calcext:value-type="string">
            <text:p>U. CAYOUETTE INC.</text:p>
          </table:table-cell>
          <table:table-cell table:style-name="ce10"/>
          <table:table-cell table:style-name="ce13" office:value-type="float" office:value="104.99" calcext:value-type="float">
            <text:p>104,99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 table:style-name="ce10"/>
          <table:table-cell table:style-name="ce13" office:value-type="float" office:value="29.21" calcext:value-type="float">
            <text:p>29,21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 table:style-name="ce10"/>
          <table:table-cell table:style-name="ce13" office:value-type="float" office:value="169.95" calcext:value-type="float">
            <text:p>169,95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01" calcext:value-type="float">
            <text:p>1283701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72.95" calcext:value-type="float">
            <text:p>72,95</text:p>
          </table:table-cell>
          <table:table-cell table:style-name="ce3" office:value-type="string" calcext:value-type="string">
            <text:p>Adhésif, co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616.82" calcext:value-type="float">
            <text:p>616,82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79" calcext:value-type="float">
            <text:p>1283779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419.74" calcext:value-type="float">
            <text:p>419,7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77633" calcext:value-type="float">
            <text:p>1277633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0"/>
          <table:table-cell table:style-name="ce13" office:value-type="float" office:value="178.48" calcext:value-type="float">
            <text:p>178,48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1" calcext:value-type="date">
            <text:p>06-01-18</text:p>
          </table:table-cell>
          <table:table-cell table:style-name="ce3"/>
          <table:table-cell table:style-name="ce10"/>
          <table:table-cell table:style-name="ce13" office:value-type="float" office:value="577.43" calcext:value-type="float">
            <text:p>577,4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209" calcext:value-type="float">
            <text:p>1276209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3" office:value-type="float" office:value="89.24" calcext:value-type="float">
            <text:p>89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496" calcext:value-type="float">
            <text:p>1277496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/>
          <table:table-cell table:style-name="ce10"/>
          <table:table-cell table:style-name="ce13" office:value-type="float" office:value="5454.78" calcext:value-type="float">
            <text:p>5454,7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 table:style-name="ce10"/>
          <table:table-cell table:style-name="ce13" office:value-type="float" office:value="335.96" calcext:value-type="float">
            <text:p>335,96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AUCHEMIN, SONIA</text:p>
          </table:table-cell>
          <table:table-cell table:style-name="ce5" office:value-type="float" office:value="1280851" calcext:value-type="float">
            <text:p>1280851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 table:style-name="ce10"/>
          <table:table-cell table:style-name="ce13" office:value-type="float" office:value="215.22" calcext:value-type="float">
            <text:p>215,2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706" calcext:value-type="float">
            <text:p>1278706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241.47" calcext:value-type="float">
            <text:p>241,47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188" calcext:value-type="float">
            <text:p>1281188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331.24" calcext:value-type="float">
            <text:p>331,24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2" calcext:value-type="date">
            <text:p>06-22-18</text:p>
          </table:table-cell>
          <table:table-cell table:style-name="ce3"/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250.4" calcext:value-type="float">
            <text:p>250,40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187" calcext:value-type="float">
            <text:p>1281187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ENSEIGNES BARBO INC.</text:p>
          </table:table-cell>
          <table:table-cell table:style-name="ce10"/>
          <table:table-cell table:style-name="ce13" office:value-type="float" office:value="4383.23" calcext:value-type="float">
            <text:p>4383,23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717" calcext:value-type="float">
            <text:p>127871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LES TRADUCTIONS TERRY KNOWLES INC.</text:p>
          </table:table-cell>
          <table:table-cell/>
          <table:table-cell table:style-name="ce13" office:value-type="float" office:value="127.3" calcext:value-type="float">
            <text:p>127,30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789" calcext:value-type="float">
            <text:p>1280789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LOCATION GERVAIS (1985) INC.</text:p>
          </table:table-cell>
          <table:table-cell/>
          <table:table-cell table:style-name="ce13" office:value-type="float" office:value="897.35" calcext:value-type="float">
            <text:p>897,35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051" calcext:value-type="float">
            <text:p>1282051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LOGISTIQUE DLVRD INC.</text:p>
          </table:table-cell>
          <table:table-cell/>
          <table:table-cell table:style-name="ce13" office:value-type="float" office:value="37.62" calcext:value-type="float">
            <text:p>37,62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622" calcext:value-type="float">
            <text:p>1277622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ROULEAUX DE PAPIER &amp; RUBANS J.L. INC.</text:p>
          </table:table-cell>
          <table:table-cell/>
          <table:table-cell table:style-name="ce13" office:value-type="float" office:value="218.16" calcext:value-type="float">
            <text:p>218,16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1" calcext:value-type="date">
            <text:p>06-01-18</text:p>
          </table:table-cell>
          <table:table-cell table:style-name="ce3"/>
          <table:table-cell/>
          <table:table-cell table:style-name="ce13" office:value-type="float" office:value="218.16" calcext:value-type="float">
            <text:p>218,16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07" calcext:value-type="float">
            <text:p>126650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3" office:value-type="float" office:value="47.24" calcext:value-type="float">
            <text:p>47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57" calcext:value-type="float">
            <text:p>1269057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/>
          <table:table-cell/>
          <table:table-cell table:style-name="ce13" office:value-type="float" office:value="3023.64" calcext:value-type="float">
            <text:p>3023,6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 table:style-name="ce10"/>
          <table:table-cell table:style-name="ce13" office:value-type="float" office:value="125.98" calcext:value-type="float">
            <text:p>125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911" calcext:value-type="float">
            <text:p>1273911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10"/>
          <table:table-cell table:style-name="ce13" office:value-type="float" office:value="519.89" calcext:value-type="float">
            <text:p>519,89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312" calcext:value-type="float">
            <text:p>1281312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ULYSSE LEMERISE</text:p>
          </table:table-cell>
          <table:table-cell table:style-name="ce10"/>
          <table:table-cell table:style-name="ce13" office:value-type="float" office:value="299.21" calcext:value-type="float">
            <text:p>299,21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277982" calcext:value-type="float">
            <text:p>1277982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ALERTE COURRIER P.M.E.</text:p>
          </table:table-cell>
          <table:table-cell/>
          <table:table-cell table:style-name="ce13" office:value-type="float" office:value="21.38" calcext:value-type="float">
            <text:p>21,3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38" calcext:value-type="float">
            <text:p>1280538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CENTRE PATRONAL DE SANTE ET SECURITE DU TRAVAIL DU QUEBEC</text:p>
          </table:table-cell>
          <table:table-cell/>
          <table:table-cell table:style-name="ce13" office:value-type="float" office:value="47.24" calcext:value-type="float">
            <text:p>47,2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310" calcext:value-type="float">
            <text:p>1279310</text:p>
          </table:table-cell>
          <table:table-cell table:style-name="ce9" office:value-type="date" office:date-value="2018-06-07" calcext:value-type="date">
            <text:p>06-07-18</text:p>
          </table:table-cell>
          <table:table-cell table:style-name="ce3" office:value-type="string" calcext:value-type="string">
            <text:p>DE BONS PETITS PLATS... PRET A MANGER CUISINE INC.</text:p>
          </table:table-cell>
          <table:table-cell/>
          <table:table-cell table:style-name="ce13" office:value-type="float" office:value="225.72" calcext:value-type="float">
            <text:p>225,72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977" calcext:value-type="float">
            <text:p>1277977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IMPRIMERIE MULTI-FORMAT</text:p>
          </table:table-cell>
          <table:table-cell/>
          <table:table-cell table:style-name="ce13" office:value-type="float" office:value="70.34" calcext:value-type="float">
            <text:p>70,3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065" calcext:value-type="float">
            <text:p>1282065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 office:value-type="string" calcext:value-type="string">
            <text:p>L'ASSOCIATION QUEBECOISE D'URBANISME A.Q.U</text:p>
          </table:table-cell>
          <table:table-cell/>
          <table:table-cell table:style-name="ce13" office:value-type="float" office:value="4.96" calcext:value-type="float">
            <text:p>4,96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/>
          <table:table-cell table:style-name="ce13" office:value-type="float" office:value="36.69" calcext:value-type="float">
            <text:p>36,69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9056" calcext:value-type="float">
            <text:p>1249056</text:p>
          </table:table-cell>
          <table:table-cell table:style-name="ce9" office:value-type="date" office:date-value="2018-06-18" calcext:value-type="date">
            <text:p>06-18-18</text:p>
          </table:table-cell>
          <table:table-cell table:style-name="ce3" office:value-type="string" calcext:value-type="string">
            <text:p>PAQUETTE &amp; ASSOCIES, HUISSIERS DE JUSTICE S.E.N.C.R.L.</text:p>
          </table:table-cell>
          <table:table-cell/>
          <table:table-cell table:style-name="ce13" office:value-type="float" office:value="5643.08" calcext:value-type="float">
            <text:p>5643,08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10"/>
          <table:table-cell table:style-name="ce13" office:value-type="float" office:value="1889.77" calcext:value-type="float">
            <text:p>1889,77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282593" calcext:value-type="float">
            <text:p>1282593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LABRADOR SOURCE</text:p>
          </table:table-cell>
          <table:table-cell table:style-name="ce5" office:value-type="float" office:value="1263989" calcext:value-type="float">
            <text:p>1263989</text:p>
          </table:table-cell>
          <table:table-cell table:style-name="ce13" office:value-type="float" office:value="10509.51" calcext:value-type="float">
            <text:p>10509,51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07" calcext:value-type="float">
            <text:p>1280407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LES CONSULTANTS S.M. INC.</text:p>
          </table:table-cell>
          <table:table-cell table:style-name="ce10"/>
          <table:table-cell table:style-name="ce13" office:value-type="float" office:value="2225.73" calcext:value-type="float">
            <text:p>2225,73</text:p>
          </table:table-cell>
          <table:table-cell table:style-name="ce3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838" calcext:value-type="float">
            <text:p>1265838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LES JARDINS MICHEL CORBEIL INC.</text:p>
          </table:table-cell>
          <table:table-cell table:style-name="ce5"/>
          <table:table-cell table:style-name="ce13" office:value-type="float" office:value="127.03" calcext:value-type="float">
            <text:p>127,03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62" calcext:value-type="float">
            <text:p>1265462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LES PLANTATIONS LETOURNEAU (PEPINIERE)</text:p>
          </table:table-cell>
          <table:table-cell table:style-name="ce10"/>
          <table:table-cell table:style-name="ce13" office:value-type="float" office:value="41.99" calcext:value-type="float">
            <text:p>41,99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657" calcext:value-type="float">
            <text:p>1281657</text:p>
          </table:table-cell>
          <table:table-cell table:style-name="ce9" office:value-type="date" office:date-value="2018-06-15" calcext:value-type="date">
            <text:p>06-15-18</text:p>
          </table:table-cell>
          <table:table-cell table:style-name="ce3" office:value-type="string" calcext:value-type="string">
            <text:p>LOCATION LORDBEC INC.</text:p>
          </table:table-cell>
          <table:table-cell table:style-name="ce10"/>
          <table:table-cell table:style-name="ce13" office:value-type="float" office:value="22792.79" calcext:value-type="float">
            <text:p>22792,79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868" calcext:value-type="float">
            <text:p>1282868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/>
          <table:table-cell table:style-name="ce10"/>
          <table:table-cell table:style-name="ce13" office:value-type="float" office:value="22756.04" calcext:value-type="float">
            <text:p>22756,04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25" calcext:value-type="float">
            <text:p>1283825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22814.31" calcext:value-type="float">
            <text:p>22814,31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279388" calcext:value-type="float">
            <text:p>1279388</text:p>
          </table:table-cell>
          <table:table-cell table:style-name="ce9" office:value-type="date" office:date-value="2018-06-08" calcext:value-type="date">
            <text:p>06-08-18</text:p>
          </table:table-cell>
          <table:table-cell table:style-name="ce3" office:value-type="string" calcext:value-type="string">
            <text:p>BUREAU EN GROS</text:p>
          </table:table-cell>
          <table:table-cell table:style-name="ce10"/>
          <table:table-cell table:style-name="ce13" office:value-type="float" office:value="68.23" calcext:value-type="float">
            <text:p>68,23</text:p>
          </table:table-cell>
          <table:table-cell table:style-name="ce3" office:value-type="string" calcext:value-type="string">
            <text:p>Accessoires et fournitures de burea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 table:style-name="ce3"/>
          <table:table-cell table:style-name="ce10"/>
          <table:table-cell table:style-name="ce13" office:value-type="float" office:value="220.44" calcext:value-type="float">
            <text:p>220,44</text:p>
          </table:table-cell>
          <table:table-cell table:style-name="ce3" office:value-type="string" calcext:value-type="string">
            <text:p>Accessoires et 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278525" calcext:value-type="float">
            <text:p>1278525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9264-6272 QUEBEC INC.</text:p>
          </table:table-cell>
          <table:table-cell/>
          <table:table-cell table:style-name="ce13" office:value-type="float" office:value="4724.44" calcext:value-type="float">
            <text:p>4724,4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84" calcext:value-type="float">
            <text:p>1278684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CANUPEASE INC.</text:p>
          </table:table-cell>
          <table:table-cell table:style-name="ce10"/>
          <table:table-cell table:style-name="ce13" office:value-type="float" office:value="467.19" calcext:value-type="float">
            <text:p>467,19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961" calcext:value-type="float">
            <text:p>1283961</text:p>
          </table:table-cell>
          <table:table-cell table:style-name="ce9" office:value-type="date" office:date-value="2018-06-28" calcext:value-type="date">
            <text:p>06-28-18</text:p>
          </table:table-cell>
          <table:table-cell table:style-name="ce3" office:value-type="string" calcext:value-type="string">
            <text:p>C.P.U. DESIGN INC.</text:p>
          </table:table-cell>
          <table:table-cell table:style-name="ce10"/>
          <table:table-cell table:style-name="ce13" office:value-type="float" office:value="1409.81" calcext:value-type="float">
            <text:p>1409,81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780" calcext:value-type="float">
            <text:p>1280780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FERO TRANSPORT INC.</text:p>
          </table:table-cell>
          <table:table-cell/>
          <table:table-cell table:style-name="ce13" office:value-type="float" office:value="1742.79" calcext:value-type="float">
            <text:p>1742,7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729" calcext:value-type="float">
            <text:p>1250729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IDENCO CANADA LTEE</text:p>
          </table:table-cell>
          <table:table-cell table:style-name="ce10"/>
          <table:table-cell table:style-name="ce13" office:value-type="float" office:value="188.98" calcext:value-type="float">
            <text:p>188,98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812" calcext:value-type="float">
            <text:p>1282812</text:p>
          </table:table-cell>
          <table:table-cell table:style-name="ce9" office:value-type="date" office:date-value="2018-06-21" calcext:value-type="date">
            <text:p>06-21-18</text:p>
          </table:table-cell>
          <table:table-cell table:style-name="ce3" office:value-type="string" calcext:value-type="string">
            <text:p>JOSEE BROUILLARD</text:p>
          </table:table-cell>
          <table:table-cell table:style-name="ce10"/>
          <table:table-cell table:style-name="ce13" office:value-type="float" office:value="2713.57" calcext:value-type="float">
            <text:p>2713,57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10"/>
          <table:table-cell table:style-name="ce13" office:value-type="float" office:value="1286.43" calcext:value-type="float">
            <text:p>1286,43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606" calcext:value-type="float">
            <text:p>1283606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PUBLICITE SAUVAGE INC.</text:p>
          </table:table-cell>
          <table:table-cell table:style-name="ce10"/>
          <table:table-cell table:style-name="ce13" office:value-type="float" office:value="341.21" calcext:value-type="float">
            <text:p>341,2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857" calcext:value-type="float">
            <text:p>1255857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QUINCAILLERIE COTE DES NEIGES</text:p>
          </table:table-cell>
          <table:table-cell/>
          <table:table-cell table:style-name="ce13" office:value-type="float" office:value="629.92" calcext:value-type="float">
            <text:p>629,9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632" calcext:value-type="float">
            <text:p>1277632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SOLOTECH INC</text:p>
          </table:table-cell>
          <table:table-cell table:style-name="ce10"/>
          <table:table-cell table:style-name="ce13" office:value-type="float" office:value="15.75" calcext:value-type="float">
            <text:p>15,7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268" calcext:value-type="float">
            <text:p>1282268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ULINE CANADA CORP</text:p>
          </table:table-cell>
          <table:table-cell table:style-name="ce10"/>
          <table:table-cell table:style-name="ce13" office:value-type="float" office:value="394.75" calcext:value-type="float">
            <text:p>394,75</text:p>
          </table:table-cell>
          <table:table-cell table:style-name="ce3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9" calcext:value-type="date">
            <text:p>06-19-18</text:p>
          </table:table-cell>
          <table:table-cell table:style-name="ce3"/>
          <table:table-cell table:style-name="ce10"/>
          <table:table-cell table:style-name="ce13" office:value-type="float" office:value="63.12" calcext:value-type="float">
            <text:p>63,1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494" calcext:value-type="float">
            <text:p>1279494</text:p>
          </table:table-cell>
          <table:table-cell table:style-name="ce9" office:value-type="date" office:date-value="2018-06-08" calcext:value-type="date">
            <text:p>06-08-18</text:p>
          </table:table-cell>
          <table:table-cell table:style-name="ce3" office:value-type="string" calcext:value-type="string">
            <text:p>VOXEL FACTORY INC.</text:p>
          </table:table-cell>
          <table:table-cell/>
          <table:table-cell table:style-name="ce13" office:value-type="float" office:value="10.5" calcext:value-type="float">
            <text:p>10,5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8" calcext:value-type="date">
            <text:p>06-08-18</text:p>
          </table:table-cell>
          <table:table-cell table:style-name="ce3"/>
          <table:table-cell table:style-name="ce10"/>
          <table:table-cell table:style-name="ce13" office:value-type="float" office:value="236.01" calcext:value-type="float">
            <text:p>236,01</text:p>
          </table:table-cell>
          <table:table-cell table:style-name="ce3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5" office:value-type="float" office:value="1277533" calcext:value-type="float">
            <text:p>1277533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10"/>
          <table:table-cell table:style-name="ce13" office:value-type="float" office:value="5.25" calcext:value-type="float">
            <text:p>5,25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83950" calcext:value-type="float">
            <text:p>1283950</text:p>
          </table:table-cell>
          <table:table-cell table:style-name="ce9" office:value-type="date" office:date-value="2018-06-28" calcext:value-type="date">
            <text:p>06-28-18</text:p>
          </table:table-cell>
          <table:table-cell table:style-name="ce3" office:value-type="string" calcext:value-type="string">
            <text:p>ABC RECREATION QUEBEC INC.</text:p>
          </table:table-cell>
          <table:table-cell table:style-name="ce5"/>
          <table:table-cell table:style-name="ce13" office:value-type="float" office:value="477.69" calcext:value-type="float">
            <text:p>477,69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173" calcext:value-type="float">
            <text:p>1279173</text:p>
          </table:table-cell>
          <table:table-cell table:style-name="ce9" office:value-type="date" office:date-value="2018-06-07" calcext:value-type="date">
            <text:p>06-07-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3" office:value-type="float" office:value="1503.42" calcext:value-type="float">
            <text:p>1503,42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02" calcext:value-type="float">
            <text:p>1280502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86.74" calcext:value-type="float">
            <text:p>86,7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24" calcext:value-type="float">
            <text:p>1283724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3.31" calcext:value-type="float">
            <text:p>23,31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91" calcext:value-type="float">
            <text:p>1283791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A. &amp; J.L. BOURGEOIS LTEE</text:p>
          </table:table-cell>
          <table:table-cell/>
          <table:table-cell table:style-name="ce13" office:value-type="float" office:value="1343.84" calcext:value-type="float">
            <text:p>1343,84</text:p>
          </table:table-cell>
          <table:table-cell table:style-name="ce3" office:value-type="string" calcext:value-type="string">
            <text:p>Bloc de béton, pavé, pierre et br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519.69" calcext:value-type="float">
            <text:p>519,6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15" calcext:value-type="float">
            <text:p>1280915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AUX AUBEPINES 2002 INC.</text:p>
          </table:table-cell>
          <table:table-cell table:style-name="ce10"/>
          <table:table-cell table:style-name="ce13" office:value-type="float" office:value="459.85" calcext:value-type="float">
            <text:p>459,85</text:p>
          </table:table-cell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167" calcext:value-type="float">
            <text:p>1283167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 office:value-type="string" calcext:value-type="string">
            <text:p>BALAI LE PERMANENT INC.</text:p>
          </table:table-cell>
          <table:table-cell table:style-name="ce10"/>
          <table:table-cell table:style-name="ce13" office:value-type="float" office:value="3897.66" calcext:value-type="float">
            <text:p>3897,66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86" calcext:value-type="float">
            <text:p>1278686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CONTOUR D'IMAGE INC.</text:p>
          </table:table-cell>
          <table:table-cell/>
          <table:table-cell table:style-name="ce13" office:value-type="float" office:value="183.73" calcext:value-type="float">
            <text:p>183,73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566.93" calcext:value-type="float">
            <text:p>566,93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21" calcext:value-type="float">
            <text:p>21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36" calcext:value-type="float">
            <text:p>1280636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ENTREPRISES D'EXTERMINATION MAHEU LTEE</text:p>
          </table:table-cell>
          <table:table-cell/>
          <table:table-cell table:style-name="ce13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30" calcext:value-type="float">
            <text:p>1278630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/>
          <table:table-cell table:style-name="ce13" office:value-type="float" office:value="40.95" calcext:value-type="float">
            <text:p>40,95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64" calcext:value-type="float">
            <text:p>1278664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144.88" calcext:value-type="float">
            <text:p>144,88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05" calcext:value-type="float">
            <text:p>1283705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52.23" calcext:value-type="float">
            <text:p>152,23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97" calcext:value-type="float">
            <text:p>127859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EQUIPEMENTS STINSON (QUEBEC) INC.</text:p>
          </table:table-cell>
          <table:table-cell table:style-name="ce10"/>
          <table:table-cell table:style-name="ce13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2028.36" calcext:value-type="float">
            <text:p>2028,36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89" calcext:value-type="float">
            <text:p>1278689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GESTION NOVAFOR INC.</text:p>
          </table:table-cell>
          <table:table-cell table:style-name="ce10"/>
          <table:table-cell table:style-name="ce13" office:value-type="float" office:value="635.43" calcext:value-type="float">
            <text:p>635,43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800" calcext:value-type="float">
            <text:p>1278800</text:p>
          </table:table-cell>
          <table:table-cell table:style-name="ce9" office:value-type="date" office:date-value="2018-06-06" calcext:value-type="date">
            <text:p>06-06-18</text:p>
          </table:table-cell>
          <table:table-cell table:style-name="ce3"/>
          <table:table-cell table:style-name="ce10"/>
          <table:table-cell table:style-name="ce13" office:value-type="float" office:value="97.8" calcext:value-type="float">
            <text:p>97,80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6" calcext:value-type="date">
            <text:p>06-06-18</text:p>
          </table:table-cell>
          <table:table-cell table:style-name="ce3"/>
          <table:table-cell/>
          <table:table-cell table:style-name="ce13" office:value-type="float" office:value="476.1" calcext:value-type="float">
            <text:p>476,10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6" calcext:value-type="date">
            <text:p>06-06-18</text:p>
          </table:table-cell>
          <table:table-cell table:style-name="ce3"/>
          <table:table-cell/>
          <table:table-cell table:style-name="ce13" office:value-type="float" office:value="336.27" calcext:value-type="float">
            <text:p>336,27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75" calcext:value-type="float">
            <text:p>1280475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/>
          <table:table-cell table:style-name="ce13" office:value-type="float" office:value="54.85" calcext:value-type="float">
            <text:p>54,85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70.48" calcext:value-type="float">
            <text:p>70,48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352.11" calcext:value-type="float">
            <text:p>352,11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668.22" calcext:value-type="float">
            <text:p>668,22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408.46" calcext:value-type="float">
            <text:p>408,46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48.19" calcext:value-type="float">
            <text:p>48,1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81.88" calcext:value-type="float">
            <text:p>81,88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2055.52" calcext:value-type="float">
            <text:p>2055,5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84" calcext:value-type="float">
            <text:p>1280484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/>
          <table:table-cell table:style-name="ce13" office:value-type="float" office:value="1150.53" calcext:value-type="float">
            <text:p>1150,53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352.11" calcext:value-type="float">
            <text:p>352,11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67.74" calcext:value-type="float">
            <text:p>67,74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2929.8" calcext:value-type="float">
            <text:p>2929,80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219.09" calcext:value-type="float">
            <text:p>219,0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18" calcext:value-type="float">
            <text:p>1280518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492.1" calcext:value-type="float">
            <text:p>492,10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555" calcext:value-type="float">
            <text:p>1283555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668.22" calcext:value-type="float">
            <text:p>668,22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867.13" calcext:value-type="float">
            <text:p>867,13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352.11" calcext:value-type="float">
            <text:p>352,11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190.96" calcext:value-type="float">
            <text:p>2190,96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48.19" calcext:value-type="float">
            <text:p>48,19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07" calcext:value-type="float">
            <text:p>1283707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90.28" calcext:value-type="float">
            <text:p>190,28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46.09" calcext:value-type="float">
            <text:p>46,09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319.12" calcext:value-type="float">
            <text:p>319,12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23" calcext:value-type="float">
            <text:p>1283723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398.36" calcext:value-type="float">
            <text:p>398,36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58" calcext:value-type="float">
            <text:p>1283758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352.11" calcext:value-type="float">
            <text:p>352,11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60" calcext:value-type="float">
            <text:p>1283760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629.92" calcext:value-type="float">
            <text:p>629,9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15" calcext:value-type="float">
            <text:p>1283815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01.94" calcext:value-type="float">
            <text:p>101,94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11" calcext:value-type="float">
            <text:p>1280911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GLOCO INC.</text:p>
          </table:table-cell>
          <table:table-cell/>
          <table:table-cell table:style-name="ce13" office:value-type="float" office:value="15.75" calcext:value-type="float">
            <text:p>15,7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/>
          <table:table-cell table:style-name="ce13" office:value-type="float" office:value="420.56" calcext:value-type="float">
            <text:p>420,56</text:p>
          </table:table-cell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19" calcext:value-type="float">
            <text:p>1283719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1" calcext:value-type="float">
            <text:p>21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5"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91" calcext:value-type="float">
            <text:p>1278691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HERCULES SLR INC.</text:p>
          </table:table-cell>
          <table:table-cell table:style-name="ce5"/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 table:style-name="ce5"/>
          <table:table-cell table:style-name="ce13" office:value-type="float" office:value="265.62" calcext:value-type="float">
            <text:p>265,62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68" calcext:value-type="float">
            <text:p>1278668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HILTI CANADA LTEE</text:p>
          </table:table-cell>
          <table:table-cell table:style-name="ce5"/>
          <table:table-cell table:style-name="ce13" office:value-type="float" office:value="296.06" calcext:value-type="float">
            <text:p>296,0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04" calcext:value-type="float">
            <text:p>1280904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INOLEC</text:p>
          </table:table-cell>
          <table:table-cell table:style-name="ce5"/>
          <table:table-cell table:style-name="ce13" office:value-type="float" office:value="491.33" calcext:value-type="float">
            <text:p>491,33</text:p>
          </table:table-cell>
          <table:table-cell table:style-name="ce3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64" calcext:value-type="float">
            <text:p>1283764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577.43" calcext:value-type="float">
            <text:p>577,43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78635" calcext:value-type="float">
            <text:p>1278635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3" office:value-type="float" office:value="43.04" calcext:value-type="float">
            <text:p>43,04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41" calcext:value-type="float">
            <text:p>1278641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222.79" calcext:value-type="float">
            <text:p>222,79</text:p>
          </table:table-cell>
          <table:table-cell table:style-name="ce3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97" calcext:value-type="float">
            <text:p>127869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/>
          <table:table-cell/>
          <table:table-cell table:style-name="ce13" office:value-type="float" office:value="87.14" calcext:value-type="float">
            <text:p>87,14</text:p>
          </table:table-cell>
          <table:table-cell table:style-name="ce3" office:value-type="string" calcext:value-type="string">
            <text:p>Réparation/Entretien - 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06" calcext:value-type="float">
            <text:p>1280606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2407.19" calcext:value-type="float">
            <text:p>2407,19</text:p>
          </table:table-cell>
          <table:table-cell table:style-name="ce3" office:value-type="string" calcext:value-type="string">
            <text:p>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32" calcext:value-type="float">
            <text:p>1283732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5"/>
          <table:table-cell table:style-name="ce13" office:value-type="float" office:value="222.79" calcext:value-type="float">
            <text:p>222,7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46" calcext:value-type="float">
            <text:p>1274646</text:p>
          </table:table-cell>
          <table:table-cell table:style-name="ce9" office:value-type="date" office:date-value="2018-06-15" calcext:value-type="date">
            <text:p>06-15-18</text:p>
          </table:table-cell>
          <table:table-cell table:style-name="ce3" office:value-type="string" calcext:value-type="string">
            <text:p>LA MAISON DU PEINTRE</text:p>
          </table:table-cell>
          <table:table-cell/>
          <table:table-cell table:style-name="ce13" office:value-type="float" office:value="212.51" calcext:value-type="float">
            <text:p>212,51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5" calcext:value-type="date">
            <text:p>06-15-18</text:p>
          </table:table-cell>
          <table:table-cell table:style-name="ce3"/>
          <table:table-cell/>
          <table:table-cell table:style-name="ce13" office:value-type="float" office:value="47.24" calcext:value-type="float">
            <text:p>47,24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35" calcext:value-type="float">
            <text:p>1283735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564.24" calcext:value-type="float">
            <text:p>1564,24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7.69" calcext:value-type="float">
            <text:p>27,69</text:p>
          </table:table-cell>
          <table:table-cell table:style-name="ce3" office:value-type="string" calcext:value-type="string">
            <text:p>Décapant, dissolv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43.56" calcext:value-type="float">
            <text:p>143,56</text:p>
          </table:table-cell>
          <table:table-cell table:style-name="ce3" office:value-type="string" calcext:value-type="string">
            <text:p>Teinture, vernis, laque et préservati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17" calcext:value-type="float">
            <text:p>1280617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LEE VALLEY TOOLS LTD.</text:p>
          </table:table-cell>
          <table:table-cell/>
          <table:table-cell table:style-name="ce13" office:value-type="float" office:value="62.47" calcext:value-type="float">
            <text:p>62,47</text:p>
          </table:table-cell>
          <table:table-cell table:style-name="ce3" office:value-type="string" calcext:value-type="string">
            <text:p>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/>
          <table:table-cell table:style-name="ce13" office:value-type="float" office:value="12.55" calcext:value-type="float">
            <text:p>12,5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767" calcext:value-type="float">
            <text:p>1280767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62.84" calcext:value-type="float">
            <text:p>62,84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12.55" calcext:value-type="float">
            <text:p>12,5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08" calcext:value-type="float">
            <text:p>1280908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/>
          <table:table-cell table:style-name="ce13" office:value-type="float" office:value="10.45" calcext:value-type="float">
            <text:p>10,4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/>
          <table:table-cell table:style-name="ce13" office:value-type="float" office:value="35.59" calcext:value-type="float">
            <text:p>35,59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12" calcext:value-type="float">
            <text:p>1283812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L.L. LOZEAU LTEE.</text:p>
          </table:table-cell>
          <table:table-cell/>
          <table:table-cell table:style-name="ce13" office:value-type="float" office:value="41.58" calcext:value-type="float">
            <text:p>41,58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0.49" calcext:value-type="float">
            <text:p>10,4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221" calcext:value-type="float">
            <text:p>1284221</text:p>
          </table:table-cell>
          <table:table-cell table:style-name="ce9" office:value-type="date" office:date-value="2018-06-29" calcext:value-type="date">
            <text:p>06-29-18</text:p>
          </table:table-cell>
          <table:table-cell table:style-name="ce3" office:value-type="string" calcext:value-type="string">
            <text:p>LOCATION SAUVAGEAU INC.</text:p>
          </table:table-cell>
          <table:table-cell/>
          <table:table-cell table:style-name="ce13" office:value-type="float" office:value="2185.84" calcext:value-type="float">
            <text:p>2185,84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94" calcext:value-type="float">
            <text:p>1283794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MAGASIN JASMIN INC.</text:p>
          </table:table-cell>
          <table:table-cell table:style-name="ce10"/>
          <table:table-cell table:style-name="ce13" office:value-type="float" office:value="75.59" calcext:value-type="float">
            <text:p>75,5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049.46" calcext:value-type="float">
            <text:p>1049,46</text:p>
          </table:table-cell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464" calcext:value-type="float">
            <text:p>1278464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MAGASIN MYRLANIE INC. - CANADIAN TIRE</text:p>
          </table:table-cell>
          <table:table-cell/>
          <table:table-cell table:style-name="ce13" office:value-type="float" office:value="1049.87" calcext:value-type="float">
            <text:p>1049,8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19" calcext:value-type="float">
            <text:p>1280619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MARTECH SIGNALISATION INC.</text:p>
          </table:table-cell>
          <table:table-cell/>
          <table:table-cell table:style-name="ce13" office:value-type="float" office:value="13.12" calcext:value-type="float">
            <text:p>13,1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662" calcext:value-type="float">
            <text:p>1282662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MONTREAL ELITE SECURITE</text:p>
          </table:table-cell>
          <table:table-cell/>
          <table:table-cell table:style-name="ce13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10" calcext:value-type="float">
            <text:p>1280910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10"/>
          <table:table-cell table:style-name="ce13" office:value-type="float" office:value="2099.73" calcext:value-type="float">
            <text:p>2099,73</text:p>
          </table:table-cell>
          <table:table-cell table:style-name="ce3" office:value-type="string" calcext:value-type="string">
            <text:p>Outil pneu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57" calcext:value-type="float">
            <text:p>127865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OUTILLAGES EXPRESS</text:p>
          </table:table-cell>
          <table:table-cell/>
          <table:table-cell table:style-name="ce13" office:value-type="float" office:value="736.97" calcext:value-type="float">
            <text:p>736,9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16" calcext:value-type="float">
            <text:p>1283716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473.94" calcext:value-type="float">
            <text:p>1473,94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31" calcext:value-type="float">
            <text:p>1283731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09.77" calcext:value-type="float">
            <text:p>209,77</text:p>
          </table:table-cell>
          <table:table-cell table:style-name="ce3" office:value-type="string" calcext:value-type="string">
            <text:p>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00" calcext:value-type="float">
            <text:p>1283800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28.57" calcext:value-type="float">
            <text:p>128,5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37" calcext:value-type="float">
            <text:p>1248237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PEPINIERE A. MUCCI INC.</text:p>
          </table:table-cell>
          <table:table-cell/>
          <table:table-cell table:style-name="ce13" office:value-type="float" office:value="2094.5" calcext:value-type="float">
            <text:p>2094,50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146.99" calcext:value-type="float">
            <text:p>2146,99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107" calcext:value-type="float">
            <text:p>1274107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PRESFAB RUBTECH INC.</text:p>
          </table:table-cell>
          <table:table-cell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053" calcext:value-type="float">
            <text:p>1281053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 table:style-name="ce5" office:value-type="float" office:value="1043338" calcext:value-type="float">
            <text:p>1043338</text:p>
          </table:table-cell>
          <table:table-cell table:style-name="ce13" office:value-type="float" office:value="526.93" calcext:value-type="float">
            <text:p>526,93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74" calcext:value-type="float">
            <text:p>1280674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PRODUITS SANY</text:p>
          </table:table-cell>
          <table:table-cell/>
          <table:table-cell table:style-name="ce13" office:value-type="float" office:value="10.5" calcext:value-type="float">
            <text:p>10,5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93.96" calcext:value-type="float">
            <text:p>93,9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919" calcext:value-type="float">
            <text:p>1282919</text:p>
          </table:table-cell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4.11" calcext:value-type="float">
            <text:p>14,1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9.2" calcext:value-type="float">
            <text:p>9,20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5"/>
          <table:table-cell table:style-name="ce13" office:value-type="float" office:value="83.99" calcext:value-type="float">
            <text:p>83,9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1" calcext:value-type="date">
            <text:p>06-21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570.09" calcext:value-type="float">
            <text:p>570,09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63.53" calcext:value-type="float">
            <text:p>163,53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823" calcext:value-type="float">
            <text:p>1279823</text:p>
          </table:table-cell>
          <table:table-cell table:style-name="ce9" office:value-type="date" office:date-value="2018-06-08" calcext:value-type="date">
            <text:p>06-08-18</text:p>
          </table:table-cell>
          <table:table-cell table:style-name="ce3" office:value-type="string" calcext:value-type="string">
            <text:p>SANIVAC</text:p>
          </table:table-cell>
          <table:table-cell table:style-name="ce5" office:value-type="float" office:value="1273977" calcext:value-type="float">
            <text:p>1273977</text:p>
          </table:table-cell>
          <table:table-cell table:style-name="ce1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641" calcext:value-type="float">
            <text:p>1282641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/>
          <table:table-cell table:style-name="ce5" office:value-type="float" office:value="1273977" calcext:value-type="float">
            <text:p>1273977</text:p>
          </table:table-cell>
          <table:table-cell table:style-name="ce13" office:value-type="float" office:value="787.41" calcext:value-type="float">
            <text:p>787,4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0" calcext:value-type="date">
            <text:p>06-20-18</text:p>
          </table:table-cell>
          <table:table-cell table:style-name="ce3"/>
          <table:table-cell/>
          <table:table-cell table:style-name="ce13" office:value-type="float" office:value="0" calcext:value-type="float">
            <text:p>0,00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0" calcext:value-type="date">
            <text:p>06-20-18</text:p>
          </table:table-cell>
          <table:table-cell table:style-name="ce3"/>
          <table:table-cell table:style-name="ce5" office:value-type="float" office:value="1273977" calcext:value-type="float">
            <text:p>1273977</text:p>
          </table:table-cell>
          <table:table-cell table:style-name="ce13" office:value-type="float" office:value="188.98" calcext:value-type="float">
            <text:p>188,98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81" calcext:value-type="float">
            <text:p>1278681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ECURITE LANDRY INC</text:p>
          </table:table-cell>
          <table:table-cell/>
          <table:table-cell table:style-name="ce13" office:value-type="float" office:value="338.57" calcext:value-type="float">
            <text:p>338,57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13" calcext:value-type="float">
            <text:p>1280913</text:p>
          </table:table-cell>
          <table:table-cell table:style-name="ce9" office:value-type="date" office:date-value="2018-06-13" calcext:value-type="date">
            <text:p>06-13-18</text:p>
          </table:table-cell>
          <table:table-cell table:style-name="ce3"/>
          <table:table-cell/>
          <table:table-cell table:style-name="ce13" office:value-type="float" office:value="677.14" calcext:value-type="float">
            <text:p>677,14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100" calcext:value-type="float">
            <text:p>1267100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PI SANTE SECURITE INC.</text:p>
          </table:table-cell>
          <table:table-cell/>
          <table:table-cell table:style-name="ce13" office:value-type="float" office:value="81.37" calcext:value-type="float">
            <text:p>81,37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90" calcext:value-type="float">
            <text:p>1278590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TELEM</text:p>
          </table:table-cell>
          <table:table-cell/>
          <table:table-cell table:style-name="ce13" office:value-type="float" office:value="419.95" calcext:value-type="float">
            <text:p>419,9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23" calcext:value-type="float">
            <text:p>1280623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/>
          <table:table-cell table:style-name="ce13" office:value-type="float" office:value="4771.68" calcext:value-type="float">
            <text:p>4771,68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85" calcext:value-type="float">
            <text:p>1278585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T-GERMAIN EGOUTS ET AQUEDUCS INC.</text:p>
          </table:table-cell>
          <table:table-cell/>
          <table:table-cell table:style-name="ce13" office:value-type="float" office:value="1994.76" calcext:value-type="float">
            <text:p>1994,76</text:p>
          </table:table-cell>
          <table:table-cell table:style-name="ce3" office:value-type="string" calcext:value-type="string">
            <text:p>Puisard, chambre de vanne, trou d'homme et regard d'égou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93" calcext:value-type="float">
            <text:p>1278693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3" office:value-type="float" office:value="43.46" calcext:value-type="float">
            <text:p>43,46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96" calcext:value-type="float">
            <text:p>1280496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10"/>
          <table:table-cell table:style-name="ce13" office:value-type="float" office:value="302.32" calcext:value-type="float">
            <text:p>302,32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73" calcext:value-type="float">
            <text:p>1283773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10"/>
          <table:table-cell table:style-name="ce13" office:value-type="float" office:value="118.43" calcext:value-type="float">
            <text:p>118,43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182.55" calcext:value-type="float">
            <text:p>182,55</text:p>
          </table:table-cell>
          <table:table-cell table:style-name="ce3" office:value-type="string" calcext:value-type="string">
            <text:p>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03" calcext:value-type="float">
            <text:p>1283803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25.64" calcext:value-type="float">
            <text:p>25,64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633" calcext:value-type="float">
            <text:p>1278633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U. CAYOUETTE INC.</text:p>
          </table:table-cell>
          <table:table-cell table:style-name="ce5"/>
          <table:table-cell table:style-name="ce13" office:value-type="float" office:value="537.43" calcext:value-type="float">
            <text:p>537,43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74" calcext:value-type="float">
            <text:p>1283774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5"/>
          <table:table-cell table:style-name="ce13" office:value-type="float" office:value="172.7" calcext:value-type="float">
            <text:p>172,70</text:p>
          </table:table-cell>
          <table:table-cell table:style-name="ce3" office:value-type="string" calcext:value-type="string">
            <text:p>Agrégat ensach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 table:style-name="ce5"/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Palette, caisson, bobine pour manuten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ZZOUZI, SADEK</text:p>
          </table:table-cell>
          <table:table-cell table:style-name="ce5" office:value-type="float" office:value="1283449" calcext:value-type="float">
            <text:p>1283449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 office:value-type="string" calcext:value-type="string">
            <text:p>L'EMPREINTE IMPRIMERIE INC.</text:p>
          </table:table-cell>
          <table:table-cell/>
          <table:table-cell table:style-name="ce13" office:value-type="float" office:value="293.96" calcext:value-type="float">
            <text:p>293,96</text:p>
          </table:table-cell>
          <table:table-cell table:style-name="ce3" office:value-type="string" calcext:value-type="string">
            <text:p>Form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848" calcext:value-type="float">
            <text:p>1283848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SINISTRE MONTREAL</text:p>
          </table:table-cell>
          <table:table-cell/>
          <table:table-cell table:style-name="ce13" office:value-type="float" office:value="460.49" calcext:value-type="float">
            <text:p>460,49</text:p>
          </table:table-cell>
          <table:table-cell table:style-name="ce3" office:value-type="string" calcext:value-type="string">
            <text:p>Service - Ébénis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281491" calcext:value-type="float">
            <text:p>1281491</text:p>
          </table:table-cell>
          <table:table-cell table:style-name="ce9" office:value-type="date" office:date-value="2018-06-15" calcext:value-type="date">
            <text:p>06-15-18</text:p>
          </table:table-cell>
          <table:table-cell table:style-name="ce3" office:value-type="string" calcext:value-type="string">
            <text:p>1-800-GOT-JUNK</text:p>
          </table:table-cell>
          <table:table-cell/>
          <table:table-cell table:style-name="ce13" office:value-type="float" office:value="2040.96" calcext:value-type="float">
            <text:p>2040,96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120" calcext:value-type="float">
            <text:p>1279120</text:p>
          </table:table-cell>
          <table:table-cell table:style-name="ce9" office:value-type="date" office:date-value="2018-06-07" calcext:value-type="date">
            <text:p>06-07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3" office:value-type="float" office:value="190.28" calcext:value-type="float">
            <text:p>190,28</text:p>
          </table:table-cell>
          <table:table-cell table:style-name="ce3" office:value-type="string" calcext:value-type="string">
            <text:p>Échelle, escabeau et échafaud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5" office:value-type="float" office:value="1282923" calcext:value-type="float">
            <text:p>1282923</text:p>
          </table:table-cell>
          <table:table-cell table:style-name="ce9" office:value-type="date" office:date-value="2018-06-21" calcext:value-type="date">
            <text:p>06-21-18</text:p>
          </table:table-cell>
          <table:table-cell table:style-name="ce3" office:value-type="string" calcext:value-type="string">
            <text:p>AQUAM SPECIALISTE AQUATIQUE INC.</text:p>
          </table:table-cell>
          <table:table-cell/>
          <table:table-cell table:style-name="ce13" office:value-type="float" office:value="1302.16" calcext:value-type="float">
            <text:p>1302,16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945" calcext:value-type="float">
            <text:p>1283945</text:p>
          </table:table-cell>
          <table:table-cell table:style-name="ce9" office:value-type="date" office:date-value="2018-06-28" calcext:value-type="date">
            <text:p>06-28-18</text:p>
          </table:table-cell>
          <table:table-cell table:style-name="ce3"/>
          <table:table-cell table:style-name="ce5"/>
          <table:table-cell table:style-name="ce13" office:value-type="float" office:value="148.55" calcext:value-type="float">
            <text:p>148,55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8" calcext:value-type="date">
            <text:p>06-28-18</text:p>
          </table:table-cell>
          <table:table-cell table:style-name="ce3"/>
          <table:table-cell/>
          <table:table-cell table:style-name="ce13" office:value-type="float" office:value="164.04" calcext:value-type="float">
            <text:p>164,04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11" calcext:value-type="float">
            <text:p>1280511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AQUATECHNO SPECIALISTES AQUATIQUES INC.</text:p>
          </table:table-cell>
          <table:table-cell/>
          <table:table-cell table:style-name="ce13" office:value-type="float" office:value="2404.74" calcext:value-type="float">
            <text:p>2404,74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512" calcext:value-type="float">
            <text:p>1280512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/>
          <table:table-cell table:style-name="ce13" office:value-type="float" office:value="971.66" calcext:value-type="float">
            <text:p>971,66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756" calcext:value-type="float">
            <text:p>1273756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GABRIEL REMORQUAGE ET TRANSPORT INC.</text:p>
          </table:table-cell>
          <table:table-cell/>
          <table:table-cell table:style-name="ce13" office:value-type="float" office:value="167.98" calcext:value-type="float">
            <text:p>167,98</text:p>
          </table:table-cell>
          <table:table-cell table:style-name="ce3" office:value-type="string" calcext:value-type="string">
            <text:p>Service - Transport de conten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903" calcext:value-type="float">
            <text:p>1282903</text:p>
          </table:table-cell>
          <table:table-cell table:style-name="ce9" office:value-type="date" office:date-value="2018-06-21" calcext:value-type="date">
            <text:p>06-21-18</text:p>
          </table:table-cell>
          <table:table-cell table:style-name="ce3" office:value-type="string" calcext:value-type="string">
            <text:p>GROUPE TRIUM INC.</text:p>
          </table:table-cell>
          <table:table-cell/>
          <table:table-cell table:style-name="ce13" office:value-type="float" office:value="1248.3" calcext:value-type="float">
            <text:p>1248,30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263" calcext:value-type="float">
            <text:p>1281263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LES INSTALLATIONS SPORTIVES AGORA INC.</text:p>
          </table:table-cell>
          <table:table-cell/>
          <table:table-cell table:style-name="ce13" office:value-type="float" office:value="682.42" calcext:value-type="float">
            <text:p>682,42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992" calcext:value-type="float">
            <text:p>1276992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 office:value-type="string" calcext:value-type="string">
            <text:p>PRODUITS DE LABORATOIRES CERTIFIES</text:p>
          </table:table-cell>
          <table:table-cell/>
          <table:table-cell table:style-name="ce13" office:value-type="float" office:value="24.88" calcext:value-type="float">
            <text:p>24,88</text:p>
          </table:table-cell>
          <table:table-cell table:style-name="ce3" office:value-type="string" calcext:value-type="string">
            <text:p>Service - Traitement/valorisation de matières dangereus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595" calcext:value-type="float">
            <text:p>1268595</text:p>
          </table:table-cell>
          <table:table-cell table:style-name="ce9" office:value-type="date" office:date-value="2018-06-06" calcext:value-type="date">
            <text:p>06-06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40.5" calcext:value-type="float">
            <text:p>40,50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6" calcext:value-type="date">
            <text:p>06-06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4.08" calcext:value-type="float">
            <text:p>4,08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6" calcext:value-type="date">
            <text:p>06-06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88.43" calcext:value-type="float">
            <text:p>88,4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6" calcext:value-type="date">
            <text:p>06-06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7.69" calcext:value-type="float">
            <text:p>7,69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2" calcext:value-type="date">
            <text:p>06-12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.46" calcext:value-type="float">
            <text:p>2,46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215" calcext:value-type="float">
            <text:p>1278215</text:p>
          </table:table-cell>
          <table:table-cell table:style-name="ce9" office:value-type="date" office:date-value="2018-06-04" calcext:value-type="date">
            <text:p>06-04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1.67" calcext:value-type="float">
            <text:p>31,6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4" calcext:value-type="date">
            <text:p>06-04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57.52" calcext:value-type="float">
            <text:p>157,52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4" calcext:value-type="date">
            <text:p>06-04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98.37" calcext:value-type="float">
            <text:p>98,37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4" calcext:value-type="date">
            <text:p>06-04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8.28" calcext:value-type="float">
            <text:p>18,28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4" calcext:value-type="date">
            <text:p>06-04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51.18" calcext:value-type="float">
            <text:p>151,1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158" calcext:value-type="float">
            <text:p>1279158</text:p>
          </table:table-cell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05.78" calcext:value-type="float">
            <text:p>105,7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76.74" calcext:value-type="float">
            <text:p>376,7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75.73" calcext:value-type="float">
            <text:p>175,7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51.45" calcext:value-type="float">
            <text:p>51,45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75.68" calcext:value-type="float">
            <text:p>75,68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.84" calcext:value-type="float">
            <text:p>3,84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44.01" calcext:value-type="float">
            <text:p>44,01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07" calcext:value-type="date">
            <text:p>06-07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7.45" calcext:value-type="float">
            <text:p>7,45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152" calcext:value-type="float">
            <text:p>1280152</text:p>
          </table:table-cell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51.97" calcext:value-type="float">
            <text:p>351,97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189" calcext:value-type="float">
            <text:p>1280189</text:p>
          </table:table-cell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7.9" calcext:value-type="float">
            <text:p>17,90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53.94" calcext:value-type="float">
            <text:p>353,94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93.67" calcext:value-type="float">
            <text:p>293,67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06.63" calcext:value-type="float">
            <text:p>206,6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7.45" calcext:value-type="float">
            <text:p>7,45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.3" calcext:value-type="float">
            <text:p>2,30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77.1" calcext:value-type="float">
            <text:p>177,10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1" calcext:value-type="date">
            <text:p>06-11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7.51" calcext:value-type="float">
            <text:p>27,51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60" calcext:value-type="float">
            <text:p>1184360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SERVICES FINANCIERS MODSPACE CANADA LTD</text:p>
          </table:table-cell>
          <table:table-cell/>
          <table:table-cell table:style-name="ce13" office:value-type="float" office:value="283.47" calcext:value-type="float">
            <text:p>283,47</text:p>
          </table:table-cell>
          <table:table-cell table:style-name="ce3" office:value-type="string" calcext:value-type="string">
            <text:p>Location – Bureau mobil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6-26" calcext:value-type="date">
            <text:p>06-26-18</text:p>
          </table:table-cell>
          <table:table-cell table:number-columns-repeated="2"/>
          <table:table-cell table:style-name="ce13" office:value-type="float" office:value="356.75" calcext:value-type="float">
            <text:p>356,75</text:p>
          </table:table-cell>
          <table:table-cell table:style-name="ce3" office:value-type="string" calcext:value-type="string">
            <text:p>Location - Bureau mob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277898" calcext:value-type="float">
            <text:p>1277898</text:p>
          </table:table-cell>
          <table:table-cell table:style-name="ce9" office:value-type="date" office:date-value="2018-06-01" calcext:value-type="date">
            <text:p>06-01-18</text:p>
          </table:table-cell>
          <table:table-cell table:style-name="ce3" office:value-type="string" calcext:value-type="string">
            <text:p>COLLEGE NOTRE-DAME</text:p>
          </table:table-cell>
          <table:table-cell/>
          <table:table-cell table:style-name="ce13" office:value-type="float" office:value="2163.4" calcext:value-type="float">
            <text:p>2163,40</text:p>
          </table:table-cell>
          <table:table-cell table:style-name="ce3" office:value-type="string" calcext:value-type="string">
            <text:p>Location - Terra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154" calcext:value-type="float">
            <text:p>1283154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 office:value-type="string" calcext:value-type="string">
            <text:p>COMMISSION SCOLAIRE ENGLISH-MONTREAL</text:p>
          </table:table-cell>
          <table:table-cell/>
          <table:table-cell table:style-name="ce13" office:value-type="float" office:value="1181.11" calcext:value-type="float">
            <text:p>1181,11</text:p>
          </table:table-cell>
          <table:table-cell table:style-name="ce3" office:value-type="string" calcext:value-type="string">
            <text:p>Entrepreneur en plomb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569" calcext:value-type="float">
            <text:p>1282569</text:p>
          </table:table-cell>
          <table:table-cell table:style-name="ce9" office:value-type="date" office:date-value="2018-06-20" calcext:value-type="date">
            <text:p>06-20-18</text:p>
          </table:table-cell>
          <table:table-cell table:style-name="ce3" office:value-type="string" calcext:value-type="string">
            <text:p>LES AUTOBUS LA MONTREALAISE INC</text:p>
          </table:table-cell>
          <table:table-cell/>
          <table:table-cell table:style-name="ce13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48" calcext:value-type="float">
            <text:p>1280648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LOCATION CELEFETE INC.</text:p>
          </table:table-cell>
          <table:table-cell/>
          <table:table-cell table:style-name="ce13" office:value-type="float" office:value="1020.9" calcext:value-type="float">
            <text:p>1020,90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118" calcext:value-type="float">
            <text:p>1279118</text:p>
          </table:table-cell>
          <table:table-cell table:style-name="ce9" office:value-type="date" office:date-value="2018-06-07" calcext:value-type="date">
            <text:p>06-07-18</text:p>
          </table:table-cell>
          <table:table-cell table:style-name="ce3" office:value-type="string" calcext:value-type="string">
            <text:p>PREVENTION COTE-DES-NEIGES NOTRE-DAME-DE-GRACE</text:p>
          </table:table-cell>
          <table:table-cell/>
          <table:table-cell table:style-name="ce13" office:value-type="float" office:value="5600" calcext:value-type="float">
            <text:p>5600,0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026" calcext:value-type="float">
            <text:p>1280026</text:p>
          </table:table-cell>
          <table:table-cell table:style-name="ce9" office:value-type="date" office:date-value="2018-06-08" calcext:value-type="date">
            <text:p>06-08-18</text:p>
          </table:table-cell>
          <table:table-cell table:style-name="ce3" office:value-type="string" calcext:value-type="string">
            <text:p>PRODUITS SANY</text:p>
          </table:table-cell>
          <table:table-cell/>
          <table:table-cell table:style-name="ce13" office:value-type="float" office:value="6478.16" calcext:value-type="float">
            <text:p>6478,16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3176" calcext:value-type="float">
            <text:p>1253176</text:p>
          </table:table-cell>
          <table:table-cell table:style-name="ce9" office:value-type="date" office:date-value="2018-06-01" calcext:value-type="date">
            <text:p>06-01-18</text:p>
          </table:table-cell>
          <table:table-cell table:style-name="ce3" office:value-type="string" calcext:value-type="string">
            <text:p>ROGERS COMMUNICATIONS CANADA INC.</text:p>
          </table:table-cell>
          <table:table-cell/>
          <table:table-cell table:style-name="ce13" office:value-type="float" office:value="2939.65" calcext:value-type="float">
            <text:p>2939,65</text:p>
          </table:table-cell>
          <table:table-cell table:style-name="ce3" office:value-type="string" calcext:value-type="string">
            <text:p>Service - Téléphonie cellulaire-consommation mensu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846" calcext:value-type="float">
            <text:p>1244846</text:p>
          </table:table-cell>
          <table:table-cell table:style-name="ce9" office:value-type="date" office:date-value="2018-06-05" calcext:value-type="date">
            <text:p>06-05-18</text:p>
          </table:table-cell>
          <table:table-cell table:style-name="ce3" office:value-type="string" calcext:value-type="string">
            <text:p>SERVICES D'ENTRETIEN ALPHANET INC.</text:p>
          </table:table-cell>
          <table:table-cell/>
          <table:table-cell table:style-name="ce13" office:value-type="float" office:value="8315.04" calcext:value-type="float">
            <text:p>8315,04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894" calcext:value-type="float">
            <text:p>1277894</text:p>
          </table:table-cell>
          <table:table-cell table:style-name="ce9" office:value-type="date" office:date-value="2018-06-01" calcext:value-type="date">
            <text:p>06-01-18</text:p>
          </table:table-cell>
          <table:table-cell table:style-name="ce3" office:value-type="string" calcext:value-type="string">
            <text:p>SODEM INC.</text:p>
          </table:table-cell>
          <table:table-cell/>
          <table:table-cell table:style-name="ce13" office:value-type="float" office:value="9923.48" calcext:value-type="float">
            <text:p>9923,48</text:p>
          </table:table-cell>
          <table:table-cell table:style-name="ce3" office:value-type="string" calcext:value-type="string">
            <text:p>Location - Terra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897" calcext:value-type="float">
            <text:p>1277897</text:p>
          </table:table-cell>
          <table:table-cell table:style-name="ce9" office:value-type="date" office:date-value="2018-06-01" calcext:value-type="date">
            <text:p>06-01-18</text:p>
          </table:table-cell>
          <table:table-cell table:style-name="ce3" office:value-type="string" calcext:value-type="string">
            <text:p>UNIVERSITE CONCORDIA</text:p>
          </table:table-cell>
          <table:table-cell/>
          <table:table-cell table:style-name="ce13" office:value-type="float" office:value="5436.18" calcext:value-type="float">
            <text:p>5436,18</text:p>
          </table:table-cell>
          <table:table-cell table:style-name="ce3" office:value-type="string" calcext:value-type="string">
            <text:p>Location – Terr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281379" calcext:value-type="float">
            <text:p>1281379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2946-8980 QUEBEC INC.</text:p>
          </table:table-cell>
          <table:table-cell/>
          <table:table-cell table:style-name="ce13" office:value-type="float" office:value="18409.56" calcext:value-type="float">
            <text:p>18409,56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377" calcext:value-type="float">
            <text:p>1283377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/>
          <table:table-cell/>
          <table:table-cell table:style-name="ce13" office:value-type="float" office:value="2087.5" calcext:value-type="float">
            <text:p>2087,50</text:p>
          </table:table-cell>
          <table:table-cell table:style-name="ce3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070" calcext:value-type="float">
            <text:p>1282070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8418748 CANADA INC.</text:p>
          </table:table-cell>
          <table:table-cell/>
          <table:table-cell table:style-name="ce13" office:value-type="float" office:value="6824.19" calcext:value-type="float">
            <text:p>6824,19</text:p>
          </table:table-cell>
          <table:table-cell table:style-name="ce3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009" calcext:value-type="float">
            <text:p>1283009</text:p>
          </table:table-cell>
          <table:table-cell table:style-name="ce9" office:value-type="date" office:date-value="2018-06-21" calcext:value-type="date">
            <text:p>06-21-18</text:p>
          </table:table-cell>
          <table:table-cell table:style-name="ce3" office:value-type="string" calcext:value-type="string">
            <text:p>8565163 CANADA INC.</text:p>
          </table:table-cell>
          <table:table-cell/>
          <table:table-cell table:style-name="ce13" office:value-type="float" office:value="13546.48" calcext:value-type="float">
            <text:p>13546,48</text:p>
          </table:table-cell>
          <table:table-cell table:style-name="ce3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973" calcext:value-type="float">
            <text:p>1277973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ABC RECREATION QUEBEC INC.</text:p>
          </table:table-cell>
          <table:table-cell/>
          <table:table-cell table:style-name="ce13" office:value-type="float" office:value="16063.24" calcext:value-type="float">
            <text:p>16063,24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186" calcext:value-type="float">
            <text:p>1280186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ADDENERGIE TECHNOLOGIES INC.</text:p>
          </table:table-cell>
          <table:table-cell/>
          <table:table-cell table:style-name="ce13" office:value-type="float" office:value="362.21" calcext:value-type="float">
            <text:p>362,21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8" calcext:value-type="date">
            <text:p>06-18-18</text:p>
          </table:table-cell>
          <table:table-cell table:style-name="ce3"/>
          <table:table-cell/>
          <table:table-cell table:style-name="ce13" office:value-type="float" office:value="225.72" calcext:value-type="float">
            <text:p>225,72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370" calcext:value-type="float">
            <text:p>1281370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BIRON GROUPE SANTE INC.</text:p>
          </table:table-cell>
          <table:table-cell/>
          <table:table-cell table:style-name="ce13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127" calcext:value-type="float">
            <text:p>1277127</text:p>
          </table:table-cell>
          <table:table-cell table:style-name="ce9" office:value-type="date" office:date-value="2018-06-01" calcext:value-type="date">
            <text:p>06-01-18</text:p>
          </table:table-cell>
          <table:table-cell table:style-name="ce3" office:value-type="string" calcext:value-type="string">
            <text:p>ENTREPRISE T.R.A. (2011) INC.</text:p>
          </table:table-cell>
          <table:table-cell/>
          <table:table-cell table:style-name="ce13" office:value-type="float" office:value="15748.12" calcext:value-type="float">
            <text:p>15748,12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4020" calcext:value-type="float">
            <text:p>1234020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FLORENCE METHOT</text:p>
          </table:table-cell>
          <table:table-cell/>
          <table:table-cell table:style-name="ce13" office:value-type="float" office:value="1960" calcext:value-type="float">
            <text:p>1960,00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945" calcext:value-type="float">
            <text:p>1280945</text:p>
          </table:table-cell>
          <table:table-cell table:style-name="ce9" office:value-type="date" office:date-value="2018-06-29" calcext:value-type="date">
            <text:p>06-29-18</text:p>
          </table:table-cell>
          <table:table-cell table:style-name="ce3"/>
          <table:table-cell/>
          <table:table-cell table:style-name="ce13" office:value-type="float" office:value="10000" calcext:value-type="float">
            <text:p>10000,00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1442" calcext:value-type="float">
            <text:p>1281442</text:p>
          </table:table-cell>
          <table:table-cell table:style-name="ce9" office:value-type="date" office:date-value="2018-06-14" calcext:value-type="date">
            <text:p>06-14-18</text:p>
          </table:table-cell>
          <table:table-cell table:style-name="ce3" office:value-type="string" calcext:value-type="string">
            <text:p>GRAVITAIRE S.E.N.C.</text:p>
          </table:table-cell>
          <table:table-cell/>
          <table:table-cell table:style-name="ce13" office:value-type="float" office:value="9060.42" calcext:value-type="float">
            <text:p>9060,42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230" calcext:value-type="float">
            <text:p>1283230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 office:value-type="string" calcext:value-type="string">
            <text:p>JARDIN SELECT (2007)</text:p>
          </table:table-cell>
          <table:table-cell/>
          <table:table-cell table:style-name="ce13" office:value-type="float" office:value="3822.59" calcext:value-type="float">
            <text:p>3822,59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2" calcext:value-type="date">
            <text:p>06-22-18</text:p>
          </table:table-cell>
          <table:table-cell table:style-name="ce3"/>
          <table:table-cell/>
          <table:table-cell table:style-name="ce13" office:value-type="float" office:value="6068.8" calcext:value-type="float">
            <text:p>6068,80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218" calcext:value-type="float">
            <text:p>1283218</text:p>
          </table:table-cell>
          <table:table-cell table:style-name="ce9" office:value-type="date" office:date-value="2018-06-22" calcext:value-type="date">
            <text:p>06-22-18</text:p>
          </table:table-cell>
          <table:table-cell table:style-name="ce3" office:value-type="string" calcext:value-type="string">
            <text:p>LAURIER LAMONTAGNE</text:p>
          </table:table-cell>
          <table:table-cell/>
          <table:table-cell table:style-name="ce13" office:value-type="float" office:value="6000" calcext:value-type="float">
            <text:p>6000,0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068" calcext:value-type="float">
            <text:p>1282068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LES CONSTRUCTIONS ARGOZY INC.</text:p>
          </table:table-cell>
          <table:table-cell/>
          <table:table-cell table:style-name="ce13" office:value-type="float" office:value="524.94" calcext:value-type="float">
            <text:p>524,94</text:p>
          </table:table-cell>
          <table:table-cell table:style-name="ce3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9869" calcext:value-type="float">
            <text:p>1279869</text:p>
          </table:table-cell>
          <table:table-cell table:style-name="ce9" office:value-type="date" office:date-value="2018-06-08" calcext:value-type="date">
            <text:p>06-08-18</text:p>
          </table:table-cell>
          <table:table-cell table:style-name="ce3" office:value-type="string" calcext:value-type="string">
            <text:p>NORD OUVERT INC.</text:p>
          </table:table-cell>
          <table:table-cell/>
          <table:table-cell table:style-name="ce13" office:value-type="float" office:value="7874.06" calcext:value-type="float">
            <text:p>7874,06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443" calcext:value-type="float">
            <text:p>1283443</text:p>
          </table:table-cell>
          <table:table-cell table:style-name="ce9" office:value-type="date" office:date-value="2018-06-26" calcext:value-type="date">
            <text:p>06-26-18</text:p>
          </table:table-cell>
          <table:table-cell table:style-name="ce3" office:value-type="string" calcext:value-type="string">
            <text:p>PG SOLUTIONS INC.</text:p>
          </table:table-cell>
          <table:table-cell/>
          <table:table-cell table:style-name="ce13" office:value-type="float" office:value="15316.63" calcext:value-type="float">
            <text:p>15316,63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762" calcext:value-type="float">
            <text:p>1280762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PLOMBERIE DENIS PARADIS INC</text:p>
          </table:table-cell>
          <table:table-cell/>
          <table:table-cell table:style-name="ce13" office:value-type="float" office:value="943.84" calcext:value-type="float">
            <text:p>943,84</text:p>
          </table:table-cell>
          <table:table-cell table:style-name="ce3" office:value-type="string" calcext:value-type="string">
            <text:p>Accessoires et fournitures de plomb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30" calcext:value-type="float">
            <text:p>1280430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SERRURIER SHAY MONTREAL #1 24/7</text:p>
          </table:table-cell>
          <table:table-cell/>
          <table:table-cell table:style-name="ce13" office:value-type="float" office:value="327.56" calcext:value-type="float">
            <text:p>327,56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283849" calcext:value-type="float">
            <text:p>1283849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CULTURAL ASSET MANAGEMENT GROUP</text:p>
          </table:table-cell>
          <table:table-cell/>
          <table:table-cell table:style-name="ce13" office:value-type="float" office:value="126.39" calcext:value-type="float">
            <text:p>126,3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27" calcext:value-type="date">
            <text:p>06-27-18</text:p>
          </table:table-cell>
          <table:table-cell table:style-name="ce3"/>
          <table:table-cell/>
          <table:table-cell table:style-name="ce13" office:value-type="float" office:value="897.52" calcext:value-type="float">
            <text:p>897,52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840" calcext:value-type="float">
            <text:p>1257840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/>
          <table:table-cell table:style-name="ce13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567" calcext:value-type="float">
            <text:p>1283567</text:p>
          </table:table-cell>
          <table:table-cell table:style-name="ce9" office:value-type="date" office:date-value="2018-06-27" calcext:value-type="date">
            <text:p>06-27-18</text:p>
          </table:table-cell>
          <table:table-cell table:style-name="ce3" office:value-type="string" calcext:value-type="string">
            <text:p>PEAUSEIDON EAU DE SOURCE NATURELLE</text:p>
          </table:table-cell>
          <table:table-cell/>
          <table:table-cell table:style-name="ce13" office:value-type="float" office:value="52.49" calcext:value-type="float">
            <text:p>52,49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187" calcext:value-type="float">
            <text:p>1278187</text:p>
          </table:table-cell>
          <table:table-cell table:style-name="ce9" office:value-type="date" office:date-value="2018-06-04" calcext:value-type="date">
            <text:p>06-04-18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3" office:value-type="float" office:value="283.5" calcext:value-type="float">
            <text:p>283,5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196" calcext:value-type="float">
            <text:p>1278196</text:p>
          </table:table-cell>
          <table:table-cell table:style-name="ce9" office:value-type="date" office:date-value="2018-06-04" calcext:value-type="date">
            <text:p>06-04-18</text:p>
          </table:table-cell>
          <table:table-cell table:number-columns-repeated="2"/>
          <table:table-cell table:style-name="ce13" office:value-type="float" office:value="394.5" calcext:value-type="float">
            <text:p>394,5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282339" calcext:value-type="float">
            <text:p>1282339</text:p>
          </table:table-cell>
          <table:table-cell table:style-name="ce9" office:value-type="date" office:date-value="2018-06-19" calcext:value-type="date">
            <text:p>06-19-18</text:p>
          </table:table-cell>
          <table:table-cell table:style-name="ce3" office:value-type="string" calcext:value-type="string">
            <text:p>COOPERATIVE DE L'UNIVERSITE LAVAL</text:p>
          </table:table-cell>
          <table:table-cell/>
          <table:table-cell table:style-name="ce13" office:value-type="float" office:value="332.6" calcext:value-type="float">
            <text:p>332,6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418" calcext:value-type="float">
            <text:p>1280418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L.L. LOZEAU LTEE.</text:p>
          </table:table-cell>
          <table:table-cell/>
          <table:table-cell table:style-name="ce13" office:value-type="float" office:value="1186.15" calcext:value-type="float">
            <text:p>1186,15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6-11" calcext:value-type="date">
            <text:p>06-11-18</text:p>
          </table:table-cell>
          <table:table-cell table:style-name="ce3"/>
          <table:table-cell/>
          <table:table-cell table:style-name="ce13" office:value-type="float" office:value="10.49" calcext:value-type="float">
            <text:p>10,4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655" calcext:value-type="float">
            <text:p>1280655</text:p>
          </table:table-cell>
          <table:table-cell table:style-name="ce9" office:value-type="date" office:date-value="2018-06-12" calcext:value-type="date">
            <text:p>06-12-18</text:p>
          </table:table-cell>
          <table:table-cell table:style-name="ce3" office:value-type="string" calcext:value-type="string">
            <text:p>ROULEAUX DE PAPIER &amp; RUBANS J.L. INC.</text:p>
          </table:table-cell>
          <table:table-cell/>
          <table:table-cell table:style-name="ce13" office:value-type="float" office:value="352.76" calcext:value-type="float">
            <text:p>352,76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80165" calcext:value-type="float">
            <text:p>1280165</text:p>
          </table:table-cell>
          <table:table-cell table:style-name="ce9" office:value-type="date" office:date-value="2018-06-11" calcext:value-type="date">
            <text:p>06-11-18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303" calcext:value-type="float">
            <text:p>1163303</text:p>
          </table:table-cell>
          <table:table-cell table:style-name="ce13" office:value-type="float" office:value="139.98" calcext:value-type="float">
            <text:p>139,9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 office:value-type="string" calcext:value-type="string">
            <text:p>TOTAL 417 354,07$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2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3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24:37</meta:creation-date>
    <dc:date>2018-10-23T08:53:45.722000000</dc:date>
    <meta:generator>LibreOffice/6.1.2.1$Windows_x86 LibreOffice_project/65905a128db06ba48db947242809d14d3f9a93fe</meta:generator>
    <meta:editing-duration>PT3M25S</meta:editing-duration>
    <meta:editing-cycles>3</meta:editing-cycles>
    <meta:document-statistic meta:table-count="3" meta:cell-count="1297" meta:object-count="0"/>
  </office:meta>
</office:document-meta>
</file>